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ba739" officeooo:paragraph-rsid="000ba739" style:font-size-asian="14pt" style:font-size-complex="16pt"/>
    </style:style>
    <style:style style:name="P2" style:family="paragraph" style:parent-style-name="Standard">
      <style:paragraph-properties fo:text-align="start" style:justify-single-word="false"/>
      <style:text-properties fo:font-size="12pt" officeooo:rsid="000ba739" officeooo:paragraph-rsid="000ba739" style:font-size-asian="12pt" style:font-size-complex="12pt"/>
    </style:style>
    <style:style style:name="P3" style:family="paragraph" style:parent-style-name="Standard">
      <style:paragraph-properties fo:text-align="start" style:justify-single-word="false"/>
      <style:text-properties fo:font-size="12pt" officeooo:rsid="000ba739" officeooo:paragraph-rsid="000fa006" style:font-size-asian="12pt" style:font-size-complex="12pt"/>
    </style:style>
    <style:style style:name="P4" style:family="paragraph" style:parent-style-name="Standard">
      <style:paragraph-properties fo:text-align="start" style:justify-single-word="false"/>
      <style:text-properties fo:font-size="12pt" officeooo:rsid="000ba739" officeooo:paragraph-rsid="00115b38" style:font-size-asian="12pt" style:font-size-complex="12pt"/>
    </style:style>
    <style:style style:name="P5" style:family="paragraph" style:parent-style-name="Standard">
      <style:paragraph-properties fo:text-align="end" style:justify-single-word="false"/>
      <style:text-properties fo:font-size="12pt" officeooo:rsid="000e4101" officeooo:paragraph-rsid="000e4101" style:font-size-asian="12pt" style:font-size-complex="12pt"/>
    </style:style>
    <style:style style:name="P6" style:family="paragraph" style:parent-style-name="Standard">
      <style:paragraph-properties fo:text-align="start" style:justify-single-word="false"/>
      <style:text-properties fo:font-size="12pt" officeooo:rsid="00115b38" officeooo:paragraph-rsid="00137ae1" style:font-size-asian="12pt" style:font-size-complex="12pt"/>
    </style:style>
    <style:style style:name="P7" style:family="paragraph" style:parent-style-name="Standard">
      <style:paragraph-properties fo:text-align="start" style:justify-single-word="false"/>
      <style:text-properties fo:font-size="12pt" officeooo:rsid="000ba739" officeooo:paragraph-rsid="001cb2ca" style:font-size-asian="12pt" style:font-size-complex="12pt"/>
    </style:style>
    <style:style style:name="P8" style:family="paragraph" style:parent-style-name="Standard">
      <style:paragraph-properties fo:text-align="start" style:justify-single-word="false"/>
      <style:text-properties fo:font-size="12pt" officeooo:rsid="000ba739" officeooo:paragraph-rsid="001e8498" style:font-size-asian="12pt" style:font-size-complex="12pt"/>
    </style:style>
    <style:style style:name="T1" style:family="text">
      <style:text-properties officeooo:rsid="000c6170"/>
    </style:style>
    <style:style style:name="T2" style:family="text">
      <style:text-properties officeooo:rsid="000e4101"/>
    </style:style>
    <style:style style:name="T3" style:family="text">
      <style:text-properties fo:font-style="italic" style:font-style-asian="italic" style:font-style-complex="italic"/>
    </style:style>
    <style:style style:name="T4" style:family="text">
      <style:text-properties fo:font-style="italic" officeooo:rsid="00137ae1" style:font-style-asian="italic" style:font-style-complex="italic"/>
    </style:style>
    <style:style style:name="T5" style:family="text">
      <style:text-properties officeooo:rsid="000fa006"/>
    </style:style>
    <style:style style:name="T6" style:family="text">
      <style:text-properties officeooo:rsid="00115b38"/>
    </style:style>
    <style:style style:name="T7" style:family="text">
      <style:text-properties officeooo:rsid="0011c7a0"/>
    </style:style>
    <style:style style:name="T8" style:family="text">
      <style:text-properties officeooo:rsid="00137ae1"/>
    </style:style>
    <style:style style:name="T9" style:family="text">
      <style:text-properties fo:font-style="normal" officeooo:rsid="00137ae1" style:font-style-asian="normal" style:font-style-complex="normal"/>
    </style:style>
    <style:style style:name="T10" style:family="text">
      <style:text-properties fo:font-style="normal" officeooo:rsid="0014f1f8" style:font-style-asian="normal" style:font-style-complex="normal"/>
    </style:style>
    <style:style style:name="T11" style:family="text">
      <style:text-properties fo:font-style="normal" officeooo:rsid="001c9ba5" style:font-style-asian="normal" style:font-style-complex="normal"/>
    </style:style>
    <style:style style:name="T12" style:family="text">
      <style:text-properties officeooo:rsid="001403f3"/>
    </style:style>
    <style:style style:name="T13" style:family="text">
      <style:text-properties officeooo:rsid="0014f1f8"/>
    </style:style>
    <style:style style:name="T14" style:family="text">
      <style:text-properties officeooo:rsid="0016cb7e"/>
    </style:style>
    <style:style style:name="T15" style:family="text">
      <style:text-properties officeooo:rsid="0016fa4a"/>
    </style:style>
    <style:style style:name="T16" style:family="text">
      <style:text-properties officeooo:rsid="0018f99d"/>
    </style:style>
    <style:style style:name="T17" style:family="text">
      <style:text-properties officeooo:rsid="001a089b"/>
    </style:style>
    <style:style style:name="T18" style:family="text">
      <style:text-properties officeooo:rsid="001c9ba5"/>
    </style:style>
    <style:style style:name="T19" style:family="text">
      <style:text-properties officeooo:rsid="001cb2ca"/>
    </style:style>
    <style:style style:name="T20" style:family="text">
      <style:text-properties officeooo:rsid="001e84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Jonathon Delemos</text:p>
      <text:p text:style-name="P5">Professor Curtis D. Smith</text:p>
      <text:p text:style-name="P5">Response Paper #2</text:p>
      <text:p text:style-name="P5">2/16/2024</text:p>
      <text:p text:style-name="P5"/>
      <text:p text:style-name="P5"/>
      <text:p text:style-name="P1"/>
      <text:p text:style-name="P1">“An Analysis on the Dilemma of Searching for Paradise”</text:p>
      <text:p text:style-name="P1"/>
      <text:p text:style-name="P7"><text:tab/>“Following a creek, he lost track of the distance he had traveled when all of a sudden he came upon a forest of blossoming peach trees on both sides.” (Owens, <text:span text:style-name="T5">309</text:span>). <text:span text:style-name="T3">An account of Peach Blossom spring</text:span> is a most <text:span text:style-name="T2">pleasant </text:span>story about the inverse relationship between allowing happiness to come to you and trying to find it. The story involves a fisherman who loses his bearing and <text:span text:style-name="T19">accidentally</text:span> discovers a <text:span text:style-name="T19">most wonderful</text:span> Peach Blossom spring <text:span text:style-name="T19">with flowers</text:span>. </text:p>
      <text:p text:style-name="P7"><text:tab/>“The flowers were fresh and lovely, and the falling petals drifted everywhere in profusion.” (Owens, 309). <text:span text:style-name="T12">The writing implies</text:span> the fisherman <text:span text:style-name="T19">considers this uncommon.</text:span> <text:span text:style-name="T5">th</text:span><text:span text:style-name="T13">is</text:span><text:span text:style-name="T5"> reveals something about the authors state of mind</text:span>. <text:span text:style-name="T5">The author considers the current climate of society as </text:span><text:span text:style-name="T19">perhaps void of beauty</text:span><text:span text:style-name="T5">.</text:span> An oasis, a beautiful respite from the surrounding <text:span text:style-name="T19">bleak</text:span>, here we find the Peach Blossom spring midst a<text:span text:style-name="T5">n unhappy</text:span> <text:span text:style-name="T5">civilization</text:span>. </text:p>
      <text:p text:style-name="P3"><text:tab/>Curious what lies beyond the fisherman presses forward. <text:span text:style-name="T8">The fisherman</text:span> must discover wh<text:span text:style-name="T1">at</text:span> the edge of this breath taking spring <text:span text:style-name="T1">holds</text:span>. “Going on further a few dozen paces, it spread out into a clear space.” <text:span text:style-name="T1">Here the fisherman discovers a hidden village cut off from the world. Great fields of agriculture and animals were revealed to him. </text:span></text:p>
      <text:p text:style-name="P8"><text:span text:style-name="T1"><text:tab/></text:span><text:span text:style-name="T18">T</text:span><text:span text:style-name="T1">he fisherman has found a untouched society that survived the brutal unification of China, </text:span><text:span text:style-name="T18">perhaps this represents the benefits of small government and anonymity within a great union</text:span><text:span text:style-name="T1">. “Graybeards and children with their hair hanging free all contended and perfectly happy.” (Owens, 3</text:span><text:span text:style-name="T5">0</text:span><text:span text:style-name="T1">9). The disbelief </text:span><text:span text:style-name="T5">the fisherman experienced must have been immense. Just as the remote villagers were shocked to discover the fisherman arrive in their village, the fisherman was also surprised. </text:span><text:span text:style-name="T20">This tells us the writer may think land left untouched by the world he lived in as very rare.</text:span><text:span text:style-name="T5"> “They said that their ancestors had fled the upheavals during the Qin and come to the region bringing their wives.” (Owens, 310). <text:s/></text:span><text:span text:style-name="T7">A</text:span><text:span text:style-name="T20">s</text:span><text:span text:style-name="T7"> </text:span><text:span text:style-name="T5">the introduction of civilization to the remote village, the remote village represents </text:span><text:span text:style-name="T15">the innocence of</text:span><text:span text:style-name="T5"> </text:span><text:span text:style-name="T17">virtuosity</text:span><text:span text:style-name="T5"> and the fisherman represents the frivolous </text:span><text:span text:style-name="T7">and g</text:span><text:span text:style-name="T17">reedy</text:span><text:span text:style-name="T5">. This </text:span><text:span text:style-name="T20">is</text:span><text:span text:style-name="T5"> the conscious choice to avoid bureaucracy and dictatorship government control.“When it was known in the village that such as person was there, everyone came to ask him questions.” (Owens, 310) We can see this village just wanted to be left alone and that would make them happy. </text:span></text:p>
      <text:p text:style-name="P4"><text:tab/>“<text:span text:style-name="T5">When asked what age it was, they didn’t even know of the existence of the Han” (Owens, 310). <text:s text:c="2"/>The state of bliss this village </text:span><text:span text:style-name="T13">this village exhibits </text:span><text:span text:style-name="T20">seems to be perpetual.</text:span><text:span text:style-name="T5"> The village doesn’t even know what age it is. </text:span><text:span text:style-name="T13">Due to the conspiratorial nature of Chinese provinces, </text:span><text:span text:style-name="T6"><text:s/></text:span><text:span text:style-name="T13">we </text:span><text:span text:style-name="T6">can infer later centuries would be jealous of the remote village that didn’t pay taxes, weren’t </text:span><text:span text:style-name="T13">drafted</text:span><text:span text:style-name="T6"> into larger conflicts, and aren’t forced to maintain any societal ties. Furthermore, the village re</text:span><text:span text:style-name="T13">jects</text:span><text:span text:style-name="T6"> the need to measure time by the ruling of dictators. “The fisherman told them what he had learned, and they all sighed, shaking their heads in dismay.” (Owens, 310). </text:span></text:p>
      <text:p text:style-name="P6"><text:tab/> The fisherman soon left. <text:s/><text:span text:style-name="T18">Upon reflection, I read this as </text:span>the natural <text:span text:style-name="T18">psychological</text:span> cycle of <text:span text:style-name="T14">being at peace </text:span><text:s/>and <text:span text:style-name="T15">then</text:span><text:span text:style-name="T16"> to</text:span> <text:span text:style-name="T18">evolving</text:span> back into a <text:span text:style-name="T16">less </text:span><text:span text:style-name="T18">peaceful</text:span><text:span text:style-name="T16"> state of mind</text:span>. <text:span text:style-name="T8">The</text:span> natural cycle of human though<text:span text:style-name="T14">t </text:span><text:span text:style-name="T18">floats</text:span><text:span text:style-name="T14"> </text:span><text:span text:style-name="T18">between</text:span><text:span text:style-name="T14"> happiness and discontentment. Accepting both states as natural,</text:span> <text:span text:style-name="T7">it’s possible to find</text:span> peace in both states of mind. Upon getting back to his world, the fisherman told the world <text:span text:style-name="T13">of this spectacular village, <text:s/></text:span><text:span text:style-name="T18">a spiritual El Dorado, </text:span><text:span text:style-name="T14">the community that contradicted the modern world,</text:span><text:span text:style-name="T13"> and gave them guides on how </text:span>to reach this village of nirvana. “<text:span text:style-name="T7">The governor immediately sen</text:span><text:span text:style-name="T8">t </text:span><text:span text:style-name="T7">people to follow”(Owens, 310). Of course, in this classical story, no one was able to find the village. </text:span><text:span text:style-name="T8">P</text:span><text:span text:style-name="T7">oets like Tao Quanming would think the search for this undisturbed society </text:span><text:span text:style-name="T13">as</text:span><text:span text:style-name="T7"> </text:span><text:soft-page-break/><text:span text:style-name="T7">thoughtless and shallow. </text:span><text:span text:style-name="T8">The story </text:span><text:span text:style-name="T4">An Account of Peach Blossom Spring </text:span><text:span text:style-name="T9">is <text:s/></text:span><text:span text:style-name="T10">a </text:span><text:span text:style-name="T9">wonderful story regarding the difference between stumbling upon </text:span><text:span text:style-name="T11">happiness</text:span><text:span text:style-name="T9"> and seeking it. </text:span></text:p>
      <text:p text:style-name="P2"><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2:05:00.332415621</meta:creation-date>
    <dc:date>2024-02-19T18:13:59.090521041</dc:date>
    <meta:editing-duration>PT4H6M</meta:editing-duration>
    <meta:editing-cycles>16</meta:editing-cycles>
    <meta:generator>LibreOffice/7.6.4.1$Linux_X86_64 LibreOffice_project/60$Build-1</meta:generator>
    <meta:document-statistic meta:table-count="0" meta:image-count="0" meta:object-count="0" meta:page-count="2" meta:paragraph-count="12" meta:word-count="671" meta:character-count="4106" meta:non-whitespace-character-count="3424"/>
  </office:meta>
</office:document-meta>
</file>